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DemiLight" svg:font-family="'Noto Sans CJK SC DemiLight'" style:font-family-generic="system" style:font-pitch="variable"/>
  </office:font-face-decls>
  <office:automatic-styles>
    <style:style style:name="P1" style:family="paragraph" style:parent-style-name="Standard">
      <style:text-properties officeooo:rsid="00143de6" officeooo:paragraph-rsid="00143de6"/>
    </style:style>
    <style:style style:name="P2" style:family="paragraph" style:parent-style-name="Standard">
      <style:text-properties style:text-underline-style="none" officeooo:rsid="00143de6" officeooo:paragraph-rsid="00143de6"/>
    </style:style>
    <style:style style:name="P3" style:family="paragraph" style:parent-style-name="Standard">
      <style:text-properties officeooo:rsid="001686df" officeooo:paragraph-rsid="001686df"/>
    </style:style>
    <style:style style:name="P4" style:family="paragraph" style:parent-style-name="Standard">
      <style:text-properties style:text-underline-style="none" officeooo:rsid="0015d8a8" officeooo:paragraph-rsid="00143de6"/>
    </style:style>
    <style:style style:name="P5" style:family="paragraph" style:parent-style-name="Standard">
      <style:text-properties officeooo:rsid="00143de6" officeooo:paragraph-rsid="00143de6"/>
    </style:style>
    <style:style style:name="P6" style:family="paragraph" style:parent-style-name="Standard">
      <style:text-properties officeooo:paragraph-rsid="001686df"/>
    </style:style>
    <style:style style:name="P7" style:family="paragraph" style:parent-style-name="Standard">
      <style:text-properties officeooo:rsid="0016f875" officeooo:paragraph-rsid="0016f875"/>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15d8a8"/>
    </style:style>
    <style:style style:name="T3" style:family="text">
      <style:text-properties style:text-underline-style="none"/>
    </style:style>
    <style:style style:name="T4" style:family="text">
      <style:text-properties style:text-underline-style="none" officeooo:rsid="0015d8a8"/>
    </style:style>
    <style:style style:name="T5" style:family="text">
      <style:text-properties style:text-underline-style="none" officeooo:rsid="0016f875"/>
    </style:style>
    <style:style style:name="T6" style:family="text">
      <style:text-properties style:text-underline-style="none" officeooo:rsid="001686d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iche Choix artistiques :</text:p>
      <text:p text:style-name="P1"/>
      <text:p text:style-name="P1"><text:tab/><text:span text:style-name="T1">Lieu :</text:span><text:span text:style-name="T3"> Il n’y a pas de lieux dédié ; le film se déroulera sous la forme d’un enchaînement , de stats, d’interviews </text:span><text:span text:style-name="T4">et </text:span><text:span text:style-name="T3">d’animation.</text:span></text:p>
      <text:p text:style-name="P2"/>
      <text:p text:style-name="P1"><text:span text:style-name="T3"><text:tab/></text:span><text:span text:style-name="T2">Bande originale :</text:span><text:span text:style-name="T4"> la bande originale sera une musique entraînante mais avec des variations. Le rythme sera plus ou moins rapide en fonction du sujet. Elle sera sûrement créée par nous même pour faciliter les problèmes de droits d’auteurs.</text:span></text:p>
      <text:p text:style-name="P4"/>
      <text:p text:style-name="P6">Direction Artistique <text:bookmark text:name="spans0e0"/>: l’interview sera <text:bookmark text:name="spans0e1"/>réalisé entièrement <text:bookmark text:name="spans0e2"/>à l’aide d’animation stick-man<text:bookmark text:name="spans0e3"/>, les personnages interviewer seront <text:bookmark text:name="spans0e4"/>matérialisé par des <text:bookmark text:name="spans0e5"/>personnages animer et nous illustrerons la confrontation <text:bookmark text:name="spans0e6"/>de leurs idées <text:bookmark text:name="spans0e7"/>à l’aide de métaphore <text:bookmark text:name="spans0e8"/>filée</text:p>
      <text:p text:style-name="P6"/>
      <text:p text:style-name="P7">Logiciel :</text:p>
      <text:p text:style-name="P7">-animation : Pivot Animator</text:p>
      <text:p text:style-name="P7">-montage: Sony Vegas Pros, Gimp(photo)</text:p>
      <text:p text:style-name="P7">-musique : Ableton Live 9 Lite</text:p>
      <text:p text:style-name="P7"><text:s/></text:p>
      <text:p text:style-name="P6"/>
      <text:p text:style-name="P6"/>
      <text:p text:style-name="P6"/>
      <text:p text:style-name="P3"><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DemiLight" svg:font-family="'Noto Sans CJK SC DemiLigh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DemiLight"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DemiLight"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DemiLight" style:font-family-asian="'Noto Sans CJK SC DemiLight'"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9T08:50:30.114007310</meta:creation-date>
    <dc:date>2018-04-19T13:44:48.003271106</dc:date>
    <meta:editing-duration>PT41M42S</meta:editing-duration>
    <meta:editing-cycles>3</meta:editing-cycles>
    <meta:generator>LibreOffice/5.2.7.2$Linux_X86_64 LibreOffice_project/20m0$Build-2</meta:generator>
    <meta:document-statistic meta:table-count="0" meta:image-count="0" meta:object-count="0" meta:page-count="1" meta:paragraph-count="9" meta:word-count="118" meta:character-count="747" meta:non-whitespace-character-count="634"/>
  </office:meta>
</office:document-meta>
</file>